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/11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/11" office:value-type="float" office:value="0.654545454545455" calcext:value-type="float">
            <text:p>0.65454545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/11" office:value-type="float" office:value="0.790909090909091" calcext:value-type="float">
            <text:p>0.79090909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67/11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3/11" office:value-type="float" office:value="0.936363636363636" calcext:value-type="float">
            <text:p>0.93636363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2-28">00/00/0000</text:date>, <text:time style:data-style-name="N2" text:time-value="14:37:52.516812800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2-28T14:38:08.095106124</dc:date>
    <meta:editing-duration>PT44M33S</meta:editing-duration>
    <meta:editing-cycles>10</meta:editing-cycles>
    <meta:document-statistic meta:table-count="1" meta:cell-count="142" meta:object-count="0"/>
  </office:meta>
</office:document-meta>
</file>